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fo:min-height="1.423cm"/>
    </style:style>
    <style:style style:name="gr3" style:family="graphic" style:parent-style-name="standard">
      <style:graphic-properties draw:stroke="none" svg:stroke-color="#000000" draw:fill="none" draw:fill-color="#ffffff" fo:min-height="0.823cm"/>
    </style:style>
    <style:style style:name="gr4" style:family="graphic" style:parent-style-name="standard">
      <style:graphic-properties draw:stroke="none" svg:stroke-color="#000000" draw:fill="none" draw:fill-color="#ffffff" fo:min-height="1.297cm"/>
    </style:style>
    <style:style style:name="gr5" style:family="graphic" style:parent-style-name="standard">
      <style:graphic-properties draw:fill-color="#bce4e5" draw:textarea-horizontal-align="justify" draw:textarea-vertical-align="middle" draw:auto-grow-height="false" fo:min-height="1.069cm" fo:min-width="1.16cm" fo:wrap-option="no-wrap"/>
    </style:style>
    <style:style style:name="gr6" style:family="graphic" style:parent-style-name="standard">
      <style:graphic-properties draw:textarea-horizontal-align="justify" draw:textarea-vertical-align="middle" draw:auto-grow-height="false" fo:min-height="1.109cm" fo:min-width="0.95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color="#bce4e5"/>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407cm" svg:y1="6.969cm" svg:x2="7.407cm" svg:y2="10.398cm">
          <text:p/>
        </draw:line>
        <draw:line draw:style-name="gr1" draw:text-style-name="P1" draw:layer="layout" svg:x1="7.223cm" svg:y1="12.43cm" svg:x2="7.223cm" svg:y2="14.843cm">
          <text:p/>
        </draw:line>
        <draw:line draw:style-name="gr1" draw:text-style-name="P1" draw:layer="layout" svg:x1="8.112cm" svg:y1="7.096cm" svg:x2="11.287cm" svg:y2="10.779cm">
          <text:p/>
        </draw:line>
        <draw:frame draw:style-name="gr2" draw:text-style-name="P2" draw:layer="layout" svg:width="2.54cm" svg:height="1.673cm" svg:x="11.024cm" svg:y="7.985cm">
          <draw:text-box>
            <text:p>WAN2</text:p>
          </draw:text-box>
        </draw:frame>
        <draw:line draw:style-name="gr1" draw:text-style-name="P1" draw:layer="layout" svg:x1="7.407cm" svg:y1="6.97cm" svg:x2="7.407cm" svg:y2="10.399cm">
          <text:p/>
        </draw:line>
        <draw:frame draw:style-name="gr2" draw:text-style-name="P2" draw:layer="layout" svg:width="2.54cm" svg:height="1.673cm" svg:x="4.613cm" svg:y="7.963cm">
          <draw:text-box>
            <text:p>WAN1</text:p>
          </draw:text-box>
        </draw:frame>
        <draw:frame draw:style-name="gr3" draw:text-style-name="P2" draw:layer="layout" svg:width="2.54cm" svg:height="1.073cm" svg:x="4.834cm" svg:y="12.754cm">
          <draw:text-box>
            <text:p>WAN4</text:p>
          </draw:text-box>
        </draw:frame>
        <draw:line draw:style-name="gr1" draw:text-style-name="P1" draw:layer="layout" svg:x1="8.366cm" svg:y1="11.541cm" svg:x2="11.033cm" svg:y2="11.541cm">
          <text:p/>
        </draw:line>
        <draw:frame draw:style-name="gr4" draw:text-style-name="P2" draw:layer="layout" svg:width="2.54cm" svg:height="1.547cm" svg:x="8.434cm" svg:y="10.581cm">
          <draw:text-box>
            <text:p>WAN3</text:p>
          </draw:text-box>
        </draw:frame>
        <draw:custom-shape draw:style-name="gr5" draw:text-style-name="P4" draw:layer="layout" svg:width="2.54cm" svg:height="2.032cm" svg:x="2.735cm" svg:y="9.025cm">
          <text:p text:style-name="P3">E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2.54cm" svg:height="2.032cm" svg:x="5.942cm" svg:y="2.489cm">
          <text:p text:style-name="P3">E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2.54cm" svg:height="2.032cm" svg:x="14.051cm" svg:y="10.652cm">
          <text:p text:style-name="P3">E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2.032cm" svg:height="1.905cm" svg:x="6.239cm" svg:y="14.824cm">
          <text:p text:style-name="P3">R4</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5" draw:text-style-name="P4" draw:layer="layout" svg:width="2.54cm" svg:height="2.032cm" svg:x="6.024cm" svg:y="17.348cm">
          <text:p text:style-name="P3">E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2.032cm" svg:height="1.905cm" svg:x="6.339cm" svg:y="10.455cm">
          <text:p text:style-name="P3">R2</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 draw:text-style-name="P3" draw:layer="layout" svg:width="2.032cm" svg:height="1.905cm" svg:x="11.06cm" svg:y="10.552cm">
          <text:p text:style-name="P3">R3</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 draw:text-style-name="P3" draw:layer="layout" svg:width="2.032cm" svg:height="1.905cm" svg:x="6.334cm" svg:y="5.572cm">
          <text:p text:style-name="P3">R1</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 draw:text-style-name="P1" draw:layer="layout" svg:x1="5.191cm" svg:y1="10.271cm" svg:x2="6.334cm" svg:y2="11.414cm">
          <text:p/>
        </draw:line>
        <draw:line draw:style-name="gr1" draw:text-style-name="P1" draw:layer="layout" svg:x1="7.223cm" svg:y1="4.556cm" svg:x2="7.223cm" svg:y2="5.572cm">
          <text:p/>
        </draw:line>
        <draw:line draw:style-name="gr1" draw:text-style-name="P1" draw:layer="layout" svg:x1="13.065cm" svg:y1="11.541cm" svg:x2="14.208cm" svg:y2="11.541cm">
          <text:p/>
        </draw:line>
        <draw:line draw:style-name="gr1" draw:text-style-name="P1" draw:layer="layout" svg:x1="7.35cm" svg:y1="16.748cm" svg:x2="7.35cm" svg:y2="17.383cm">
          <text:p/>
        </draw:line>
        <draw:line draw:style-name="gr1" draw:text-style-name="P1" draw:layer="layout" svg:x1="8.112cm" svg:y1="15.224cm" svg:x2="11.414cm" svg:y2="12.303cm">
          <text:p/>
        </draw:line>
        <draw:frame draw:style-name="gr4" draw:text-style-name="P2" draw:layer="layout" svg:width="2.54cm" svg:height="1.547cm" svg:x="9.734cm" svg:y="13.382cm">
          <draw:text-box>
            <text:p>WAN5</text:p>
          </draw:text-box>
        </draw:frame>
        <draw:custom-shape draw:style-name="gr5" draw:text-style-name="P4" draw:layer="layout" svg:width="2.54cm" svg:height="2.032cm" svg:x="2.761cm" svg:y="11.228cm">
          <text:p text:style-name="P3">E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 draw:text-style-name="P1" draw:layer="layout" svg:x1="5.318cm" svg:y1="12.176cm" svg:x2="6.461cm" svg:y2="11.79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03T14:53:23.717100544</meta:creation-date>
    <dc:date>2020-06-08T15:17:37.546501621</dc:date>
    <meta:editing-duration>PT1H25M21S</meta:editing-duration>
    <meta:editing-cycles>8</meta:editing-cycles>
    <meta:generator>LibreOffice/6.0.7.3$Linux_X86_64 LibreOffice_project/00m0$Build-3</meta:generator>
    <meta:document-statistic meta:object-count="25"/>
  </office:meta>
</office:document-meta>
</file>